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aa82" officeooo:paragraph-rsid="001caa82"/>
    </style:style>
    <style:style style:name="P2" style:family="paragraph" style:parent-style-name="Standard">
      <style:text-properties officeooo:paragraph-rsid="001caa82"/>
    </style:style>
    <style:style style:name="P3" style:family="paragraph" style:parent-style-name="Standard">
      <style:text-properties officeooo:rsid="001d15db" officeooo:paragraph-rsid="001d15db"/>
    </style:style>
    <style:style style:name="P4" style:family="paragraph" style:parent-style-name="Standard">
      <style:text-properties officeooo:rsid="001da66b" officeooo:paragraph-rsid="001da66b"/>
    </style:style>
    <style:style style:name="P5" style:family="paragraph" style:parent-style-name="Standard">
      <style:text-properties officeooo:paragraph-rsid="001d15db"/>
    </style:style>
    <style:style style:name="P6" style:family="paragraph" style:parent-style-name="Standard" style:list-style-name="L1">
      <style:text-properties officeooo:rsid="001caa82" officeooo:paragraph-rsid="001caa82"/>
    </style:style>
    <style:style style:name="P7" style:family="paragraph" style:parent-style-name="Standard" style:list-style-name="L1">
      <style:text-properties officeooo:rsid="001da66b" officeooo:paragraph-rsid="001da66b"/>
    </style:style>
    <style:style style:name="T1" style:family="text">
      <style:text-properties officeooo:rsid="001caa82"/>
    </style:style>
    <style:style style:name="T2" style:family="text">
      <style:text-properties officeooo:rsid="001d15db"/>
    </style:style>
    <style:style style:name="T3" style:family="text">
      <style:text-properties officeooo:rsid="001da66b"/>
    </style:style>
    <style:style style:name="T4" style:family="text">
      <style:text-properties officeooo:rsid="001eb15d"/>
    </style:style>
    <style:style style:name="T5" style:family="text">
      <style:text-properties officeooo:rsid="00224535"/>
    </style:style>
    <style:style style:name="T6" style:family="text">
      <style:text-properties officeooo:rsid="00230b6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racters</text:p>
      <text:list xml:id="list2701292483" text:style-name="L1">
        <text:list-item>
          <text:p text:style-name="P6">Out of work scuba guy (Scuba) </text:p>
        </text:list-item>
        <text:list-item>
          <text:p text:style-name="P6">Safety Manager (SM)</text:p>
        </text:list-item>
        <text:list-item>
          <text:p text:style-name="P7"><text:span text:style-name="T5">Plant</text:span> Manager (<text:span text:style-name="T5">P</text:span>M)</text:p>
        </text:list-item>
      </text:list>
      <text:p text:style-name="P1"/>
      <text:p text:style-name="P1">Skit</text:p>
      <text:p text:style-name="P1"/>
      <text:p text:style-name="P1">Scuba: (Walks in all sad)</text:p>
      <text:p text:style-name="P1"/>
      <text:p text:style-name="P2"><text:span text:style-name="T5">P</text:span><text:span text:style-name="T3">M</text:span><text:span text:style-name="T1">: What’s wrong Scuba guy, <text:s/>you look sad? <text:s/></text:span></text:p>
      <text:p text:style-name="P1"/>
      <text:p text:style-name="P1">Scuba: <text:s/>I am really down because I just lost my job at the Monticello Nuclear Power plant. <text:s text:c="3"/>I dive down and clean the river water intake. <text:s/>It gets full of leaves and horse hair algae <text:span text:style-name="T2">and garbage.</text:span></text:p>
      <text:p text:style-name="P1"/>
      <text:p text:style-name="P1">SM: <text:s/>Hi, I’<text:span text:style-name="T2">m </text:span>can explain. <text:s/>I am the safety manager at the plant. <text:s/>I couldn’t let him <text:span text:style-name="T2">do this job anymore because it is too dangerous. <text:s/></text:span></text:p>
      <text:p text:style-name="P1"/>
      <text:p text:style-name="P5"><text:span text:style-name="T5">P</text:span><text:span text:style-name="T3">M</text:span><text:span text:style-name="T2">: <text:s/>But . . . But . . . Mr(s) Safety manager. <text:s/></text:span><text:span text:style-name="T3">I am the </text:span><text:span text:style-name="T5">plant</text:span><text:span text:style-name="T3"> manager. <text:s/></text:span><text:span text:style-name="T2">How are we going to keep the intake clean? <text:s/>If we don’t keep it clean, we will have to shut down the reactor because we wont have enough water flow to </text:span><text:span text:style-name="T5">keep the condenser cool. </text:span><text:span text:style-name="T2">That is not cool. <text:s/>Lights out! <text:s/></text:span></text:p>
      <text:p text:style-name="P3"/>
      <text:p text:style-name="P3">DM2: <text:s/>Turns off lights. </text:p>
      <text:p text:style-name="P3"/>
      <text:p text:style-name="P4"><text:span text:style-name="T5">P</text:span>M: <text:s/>We need an innovative solution and fast. <text:s/>Lets see if our local innovative Lego league team is up to the challenge! <text:s/></text:p>
      <text:p text:style-name="P4"/>
      <text:p text:style-name="P4">DM1: <text:s/>Hi we are digital magic. </text:p>
      <text:p text:style-name="P4"/>
      <text:p text:style-name="P4">Everyone: &lt;Round of introductions&gt;</text:p>
      <text:p text:style-name="P4"/>
      <text:p text:style-name="P4">DM2 – Reads problem statement and explains the Excel drawing</text:p>
      <text:p text:style-name="P4"/>
      <text:p text:style-name="P4">DM3 – <text:span text:style-name="T5">We were posed with several challenges that needed to be solved. Everything from remote pipe inspections to commercial electric vehicles. We choose river intake cleaning problem at our local nuclear power plant because it is a current issue the staff is dealing with.</text:span> <text:span text:style-name="T6">W</text:span>e are interested in nuclear power <text:span text:style-name="T6">because it </text:span><text:span text:style-name="T4"><text:s/>is important to our community. <text:s/>Not only does it provide jobs, but it is carbon free energy that will bridge us to other forms of clean energy </text:span><text:span text:style-name="T6">in the future.</text:span></text:p>
      <text:p text:style-name="P4"/>
      <text:p text:style-name="P4">DM4 – Reads the solution summary and the bullets</text:p>
      <text:p text:style-name="P4"/>
      <text:p text:style-name="P4">DM5 – Explain the drawing</text:p>
      <text:p text:style-name="P4"/>
      <text:p text:style-name="P4">DM6 – Explain how we iterated to come to this solution</text:p>
      <text:p text:style-name="P4"/>
      <text:p text:style-name="P4"/>
      <text:p text:style-name="P4"/>
      <text:p text:style-name="P4"/>
      <text:p text:style-name="P3"/>
      <text:p text:style-name="P4"/>
      <text:p text:style-name="P3"><text:soft-page-break/></text:p>
      <text:p text:style-name="P3"/>
      <text:p text:style-name="P3"/>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5T18:51:05.730757311</meta:creation-date>
    <dc:date>2022-11-01T19:30:19.811631709</dc:date>
    <meta:editing-duration>PT8M43S</meta:editing-duration>
    <meta:editing-cycles>3</meta:editing-cycles>
    <meta:generator>LibreOffice/6.4.7.2$Linux_X86_64 LibreOffice_project/40$Build-2</meta:generator>
    <meta:print-date>2022-11-01T19:42:22.748415648</meta:print-date>
    <meta:document-statistic meta:table-count="0" meta:image-count="0" meta:object-count="0" meta:page-count="2" meta:paragraph-count="19" meta:word-count="300" meta:character-count="1641" meta:non-whitespace-character-count="1327"/>
  </office:meta>
</office:document-meta>
</file>